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bbd5" officeooo:paragraph-rsid="0011bbd5"/>
    </style:style>
    <style:style style:name="P2" style:family="paragraph" style:parent-style-name="Standard">
      <style:text-properties fo:color="#ff0000" officeooo:rsid="0011bbd5" officeooo:paragraph-rsid="0011bbd5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ng to: martel</text:p>
      <text:p text:style-name="P1">WiFi connected</text:p>
      <text:p text:style-name="P1">IP address: </text:p>
      <text:p text:style-name="P1">192.168.1.108</text:p>
      <text:p text:style-name="P1">mDNS responder started</text:p>
      <text:p text:style-name="P1"/>
      <text:p text:style-name="P1">Thing got request:</text:p>
      <text:p text:style-name="P1">GET / HTTP/1.1 <text:s text:c="2"/><text:span text:style-name="T1">Real request</text:span></text:p>
      <text:p text:style-name="P1"/>
      <text:p text:style-name="P1">Host: thing.local</text:p>
      <text:p text:style-name="P1">Connection: keep-alive</text:p>
      <text:p text:style-name="P1">Upgrade-Insecure-Requests: 1</text:p>
      <text:p text:style-name="P1">User-Agent: Mozilla/5.0 (Windows NT 6.1; Win64; x64) AppleWebKit/537.36 (KHTML, like Gecko) Chrome/58.0.3029.110 Safari/537.36</text:p>
      <text:p text:style-name="P1">Accept: text/html,application/xhtml+xml,application/xml;q=0.9,image/webp,*/*;q=0.8</text:p>
      <text:p text:style-name="P1"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>GET /favicon.ico HTTP/1.1 <text:s/><text:span text:style-name="T1">Bogus request</text:span></text:p>
      <text:p text:style-name="P1"/>
      <text:p text:style-name="P1">Host: thing.local</text:p>
      <text:p text:style-name="P1">Connection: keep-alive</text:p>
      <text:p text:style-name="P1">User-Agent: Mozilla/5.0 (Windows NT 6.1; Win64; x64) AppleWebKit/537.36 (KHTML, like Gecko) Chrome/58.0.3029.110 Safari/537.36</text:p>
      <text:p text:style-name="P1">Accept: image/webp,image/*,*/*;q=0.8</text:p>
      <text:p text:style-name="P1">Referer: http://thing.local/</text:p>
      <text:p text:style-name="P1"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<text:soft-page-break/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/>
      <text:p text:style-name="P2">No Request (CR/LF?)</text:p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>GET /?LED=1 HTTP/1.1 <text:span text:style-name="T1">Submitted "On"</text:span></text:p>
      <text:p text:style-name="P1"/>
      <text:p text:style-name="P1">Host: thing.local</text:p>
      <text:p text:style-name="P1">Connection: keep-alive</text:p>
      <text:p text:style-name="P1">Upgrade-Insecure-Requests: 1</text:p>
      <text:p text:style-name="P1">User-Agent: Mozilla/5.0 (Windows NT 6.1; Win64; x64) AppleWebKit/537.36 (KHTML, like Gecko) Chrome/58.0.3029.110 Safari/537.36</text:p>
      <text:p text:style-name="P1">Accept: text/html,application/xhtml+xml,application/xml;q=0.9,image/webp,*/*;q=0.8</text:p>
      <text:p text:style-name="P1">Referer: http://thing.local/</text:p>
      <text:p text:style-name="P1"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HTTP/1.1 200 OK</text:p>
      <text:p text:style-name="P1">Content-Type: text/html</text:p>
      <text:p text:style-name="P1"><text:soft-page-break/></text:p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>GET /favicon.ico HTTP/1.1 <text:span text:style-name="T1">Bogus request</text:span></text:p>
      <text:p text:style-name="P1"/>
      <text:p text:style-name="P1">Host: thing.local</text:p>
      <text:p text:style-name="P1">Connection: keep-alive</text:p>
      <text:p text:style-name="P1">User-Agent: Mozilla/5.0 (Windows NT 6.1; Win64; x64) AppleWebKit/537.36 (KHTML, like Gecko) Chrome/58.0.3029.110 Safari/537.36</text:p>
      <text:p text:style-name="P1">Accept: image/webp,image/*,*/*;q=0.8</text:p>
      <text:p text:style-name="P1">Referer: http://thing.local/?LED=1</text:p>
      <text:p text:style-name="P1"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>GET /?LED=0 HTTP/1.1 <text:span text:style-name="T1">Submitted "Off"</text:span></text:p>
      <text:p text:style-name="P1"/>
      <text:p text:style-name="P1">Host: thing.local</text:p>
      <text:p text:style-name="P1">Connection: keep-alive</text:p>
      <text:p text:style-name="P1">Upgrade-Insecure-Requests: 1</text:p>
      <text:p text:style-name="P1">User-Agent: Mozilla/5.0 (Windows NT 6.1; Win64; x64) AppleWebKit/537.36 (KHTML, like Gecko) Chrome/58.0.3029.110 Safari/537.36</text:p>
      <text:p text:style-name="P1">Accept: text/html,application/xhtml+xml,application/xml;q=0.9,image/webp,*/*;q=0.8</text:p>
      <text:p text:style-name="P1">Referer: http://thing.local/?LED=1</text:p>
      <text:p text:style-name="P1"><text:soft-page-break/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1">GET /favicon.ico HTTP/1.1 <text:span text:style-name="T1">Bogus request</text:span></text:p>
      <text:p text:style-name="P1"/>
      <text:p text:style-name="P1">Host: thing.local</text:p>
      <text:p text:style-name="P1">Connection: keep-alive</text:p>
      <text:p text:style-name="P1">User-Agent: Mozilla/5.0 (Windows NT 6.1; Win64; x64) AppleWebKit/537.36 (KHTML, like Gecko) Chrome/58.0.3029.110 Safari/537.36</text:p>
      <text:p text:style-name="P1">Accept: image/webp,image/*,*/*;q=0.8</text:p>
      <text:p text:style-name="P1">Referer: http://thing.local/?LED=0</text:p>
      <text:p text:style-name="P1">Accept-Encoding: gzip, deflate, sdch</text:p>
      <text:p text:style-name="P1">Accept-Language: en-US,en;q=0.8</text:p>
      <text:p text:style-name="P1"/>
      <text:p text:style-name="P1"/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  <text:p text:style-name="P1">Thing got request:</text:p>
      <text:p text:style-name="P2">No Request</text:p>
      <text:p text:style-name="P1"><text:soft-page-break/></text:p>
      <text:p text:style-name="P1"/>
      <text:p text:style-name="P1">Sending &lt;&lt;&lt;</text:p>
      <text:p text:style-name="P1">HTTP/1.1 200 OK</text:p>
      <text:p text:style-name="P1">Content-Type: text/html</text:p>
      <text:p text:style-name="P1"/>
      <text:p text:style-name="P1">&lt;!DOCTYPE HTML&gt;</text:p>
      <text:p text:style-name="P1">&lt;html&gt;&lt;head&gt;&lt;title&gt;</text:p>
      <text:p text:style-name="P1">Thing Dev Board Web Page&lt;/title&gt;&lt;/head&gt;&lt;body&gt;</text:p>
      <text:p text:style-name="P1">&lt;form <text:s/>action="/"&lt;br&gt; <text:s/>&lt;input type="radio" name="LED" value="1"&gt; On&lt;br&gt; <text:s/>&lt;input type="radio" name="LED" value="0"&gt; Off&lt;br&gt; <text:s/>&lt;input type="submit"&gt;&lt;/form&gt;&lt;br /&gt;</text:p>
      <text:p text:style-name="P1">&lt;/body&gt;&lt;/html&gt;</text:p>
      <text:p text:style-name="P1"/>
      <text:p text:style-name="P1">&gt;&gt;&gt; to web client</text:p>
      <text:p text:style-name="P1"/>
      <text:p text:style-name="P1">Client disonn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0S</meta:editing-duration>
    <meta:editing-cycles>3</meta:editing-cycles>
    <meta:generator>LibreOffice/5.1.3.2$Windows_x86 LibreOffice_project/644e4637d1d8544fd9f56425bd6cec110e49301b</meta:generator>
    <dc:date>2017-06-06T18:50:33.963000000</dc:date>
    <dc:creator>Philip Martel</dc:creator>
    <meta:document-statistic meta:table-count="0" meta:image-count="0" meta:object-count="0" meta:page-count="5" meta:paragraph-count="145" meta:word-count="532" meta:character-count="5141" meta:non-whitespace-character-count="4718"/>
    <meta:user-defined meta:name="Info 1"/>
    <meta:user-defined meta:name="Info 2"/>
    <meta:user-defined meta:name="Info 3"/>
    <meta:user-defined meta:name="Info 4"/>
  </office:meta>
</office:document-meta>
</file>